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762" officeooo:paragraph-rsid="001ce7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create table employe(emp_id int,emp_name varchar(20),emp_age int,city varchar(20),income int);</text:p>
      <text:p text:style-name="P1">Query OK, 0 rows affected (0.34 sec)</text:p>
      <text:p text:style-name="P1"/>
      <text:p text:style-name="P1">mysql&gt; insert into employe values(101,'Peter',32,'New York',200000);</text:p>
      <text:p text:style-name="P1">Query OK, 1 row affected (0.04 sec)</text:p>
      <text:p text:style-name="P1"/>
      <text:p text:style-name="P1">mysql&gt; insert into employe values(102,'Mark',32,'California',300000);</text:p>
      <text:p text:style-name="P1">Query OK, 1 row affected (0.05 sec)</text:p>
      <text:p text:style-name="P1"/>
      <text:p text:style-name="P1">mysql&gt; insert into employe values(103,'Donald',40,'Arizona',1000000);</text:p>
      <text:p text:style-name="P1">Query OK, 1 row affected (0.04 sec)</text:p>
      <text:p text:style-name="P1"/>
      <text:p text:style-name="P1">mysql&gt; insert into employe values(104,'Obama',35,'Florida',500000);</text:p>
      <text:p text:style-name="P1">Query OK, 1 row affected (0.04 sec)</text:p>
      <text:p text:style-name="P1"/>
      <text:p text:style-name="P1">mysql&gt; insert into employe values(105,'Linklon',32,'Georgia',250000);</text:p>
      <text:p text:style-name="P1">Query OK, 1 row affected (0.04 sec)</text:p>
      <text:p text:style-name="P1"/>
      <text:p text:style-name="P1">mysql&gt; select * from employe;</text:p>
      <text:p text:style-name="P1">+--------+----------+---------+------------+---------+</text:p>
      <text:p text:style-name="P1">| emp_id | emp_name | emp_age | city <text:s text:c="6"/>| income <text:s/>|</text:p>
      <text:p text:style-name="P1">+--------+----------+---------+------------+---------+</text:p>
      <text:p text:style-name="P1">| <text:s text:c="3"/>101 | Peter <text:s text:c="3"/>| <text:s text:c="5"/>32 | New York <text:s text:c="2"/>| <text:s/>200000 |</text:p>
      <text:p text:style-name="P1">| <text:s text:c="3"/>102 | Mark <text:s text:c="4"/>| <text:s text:c="5"/>32 | California | <text:s/>300000 |</text:p>
      <text:p text:style-name="P1">| <text:s text:c="3"/>103 | Donald <text:s text:c="2"/>| <text:s text:c="5"/>40 | Arizona <text:s text:c="3"/>| 1000000 |</text:p>
      <text:p text:style-name="P1">| <text:s text:c="3"/>104 | Obama <text:s text:c="3"/>| <text:s text:c="5"/>35 | Florida <text:s text:c="3"/>| <text:s/>500000 |</text:p>
      <text:p text:style-name="P1">| <text:s text:c="3"/>105 | Linklon <text:s/>| <text:s text:c="5"/>32 | Georgia <text:s text:c="3"/>| <text:s/>250000 |</text:p>
      <text:p text:style-name="P1">+--------+----------+---------+------------+---------+</text:p>
      <text:p text:style-name="P1">5 rows in set (0.00 sec)</text:p>
      <text:p text:style-name="P1"/>
      <text:p text:style-name="P1">mysql&gt; select emp_name,city,income from employe where emp_id in(select emp_id from employe);</text:p>
      <text:p text:style-name="P1">+----------+------------+---------+</text:p>
      <text:p text:style-name="P1">| emp_name | city <text:s text:c="6"/>| income <text:s/>|</text:p>
      <text:p text:style-name="P1">+----------+------------+---------+</text:p>
      <text:p text:style-name="P1">| Peter <text:s text:c="3"/>| New York <text:s text:c="2"/>| <text:s/>200000 |</text:p>
      <text:p text:style-name="P1">| Mark <text:s text:c="4"/>| California | <text:s/>300000 |</text:p>
      <text:p text:style-name="P1">| Donald <text:s text:c="2"/>| Arizona <text:s text:c="3"/>| 1000000 |</text:p>
      <text:p text:style-name="P1">| Obama <text:s text:c="3"/>| Florida <text:s text:c="3"/>| <text:s/>500000 |</text:p>
      <text:p text:style-name="P1">| Linklon <text:s/>| Georgia <text:s text:c="3"/>| <text:s/>250000 |</text:p>
      <text:p text:style-name="P1">+----------+------------+---------+</text:p>
      <text:p text:style-name="P1">5 rows in set (0.00 sec)</text:p>
      <text:p text:style-name="P1"/>
      <text:p text:style-name="P1">mysql&gt; select * from employe where emp_id in(select emp_id from employe where income&gt;350000);</text:p>
      <text:p text:style-name="P1">+--------+----------+---------+---------+---------+</text:p>
      <text:p text:style-name="P1">| emp_id | emp_name | emp_age | city <text:s text:c="3"/>| income <text:s/>|</text:p>
      <text:p text:style-name="P1">+--------+----------+---------+---------+---------+</text:p>
      <text:p text:style-name="P1">| <text:s text:c="3"/>103 | Donald <text:s text:c="2"/>| <text:s text:c="5"/>40 | Arizona | 1000000 |</text:p>
      <text:p text:style-name="P1">| <text:s text:c="3"/>104 | Obama <text:s text:c="3"/>| <text:s text:c="5"/>35 | Florida | <text:s/>500000 |</text:p>
      <text:p text:style-name="P1">+--------+----------+---------+---------+---------+</text:p>
      <text:p text:style-name="P1"><text:soft-page-break/>2 rows in set (0.01 sec)</text:p>
      <text:p text:style-name="P1"/>
      <text:p text:style-name="P1">mysql&gt; select emp_name,city,income from employe where income=(select max(income) from employe);</text:p>
      <text:p text:style-name="P1">+----------+---------+---------+</text:p>
      <text:p text:style-name="P1">| emp_name | city <text:s text:c="3"/>| income <text:s/>|</text:p>
      <text:p text:style-name="P1">+----------+---------+---------+</text:p>
      <text:p text:style-name="P1">| Donald <text:s text:c="2"/>| Arizona | 1000000 |</text:p>
      <text:p text:style-name="P1">+----------+---------+---------+</text:p>
      <text:p text:style-name="P1">1 row in set (0.01 sec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5T11:27:09.522237799</meta:creation-date>
    <dc:date>2024-03-15T11:28:24.794373826</dc:date>
    <meta:editing-duration>PT1M15S</meta:editing-duration>
    <meta:editing-cycles>1</meta:editing-cycles>
    <meta:document-statistic meta:table-count="0" meta:image-count="0" meta:object-count="0" meta:page-count="2" meta:paragraph-count="49" meta:word-count="357" meta:character-count="2325" meta:non-whitespace-character-count="1923"/>
    <meta:generator>LibreOffice/5.1.6.2$Linux_X86_64 LibreOffice_project/10m0$Build-2</meta:generator>
  </office:meta>
</office:document-meta>
</file>